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22.7277083333333cm" style:use-optimal-column-width="true"/>
    </style:style>
    <style:style style:name="co14" style:family="table-column">
      <style:table-column-properties fo:break-before="auto" style:column-width="5.3975cm" style:use-optimal-column-width="true"/>
    </style:style>
    <style:style style:name="co15" style:family="table-column">
      <style:table-column-properties fo:break-before="auto" style:column-width="7.24958333333333cm" style:use-optimal-column-width="true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5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6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7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5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5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5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5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5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  <style:style style:name="ce172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5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6848" table:style-name="ce36">
            <text:p>6848</text:p>
          </table:table-cell>
          <table:table-cell office:value-type="float" office:value="6035.8" table:style-name="ce40">
            <text:p>6035.8</text:p>
          </table:table-cell>
          <table:table-cell office:value-type="float" office:value="12824" table:style-name="ce47">
            <text:p>12824</text:p>
          </table:table-cell>
          <table:table-cell office:value-type="float" office:value="11920.99" table:style-name="ce50">
            <text:p>11920.99</text:p>
          </table:table-cell>
          <table:table-cell office:value-type="float" office:value="6545" table:style-name="ce88">
            <text:p>6545</text:p>
          </table:table-cell>
          <table:table-cell office:value-type="float" office:value="6303.2" table:style-name="ce89">
            <text:p>6303.2</text:p>
          </table:table-cell>
          <table:table-cell office:value-type="float" office:value="2185" table:style-name="ce92">
            <text:p>2185</text:p>
          </table:table-cell>
          <table:table-cell office:value-type="float" office:value="2133.81" table:style-name="ce105">
            <text:p>2133.81</text:p>
          </table:table-cell>
          <table:table-cell office:value-type="float" office:value="219" table:style-name="ce106">
            <text:p>219</text:p>
          </table:table-cell>
          <table:table-cell office:value-type="float" office:value="217.58" table:style-name="ce108">
            <text:p>217.58</text:p>
          </table:table-cell>
          <table:table-cell office:value-type="float" office:value="5" table:style-name="ce69">
            <text:p>5</text:p>
          </table:table-cell>
          <table:table-cell office:value-type="float" office:value="5" table:style-name="ce72">
            <text:p>5</text:p>
          </table:table-cell>
          <table:table-cell office:value-type="float" office:value="28626" table:content-validation-name="val2" table:style-name="ce73">
            <text:p>28,626</text:p>
          </table:table-cell>
          <table:table-cell office:value-type="float" office:value="26616.380000000005" table:content-validation-name="val2" table:style-name="ce74">
            <text:p>26,616</text:p>
          </table:table-cell>
          <table:table-cell office:value-type="float" office:value="1355" table:style-name="ce76">
            <text:p>1355</text:p>
          </table:table-cell>
          <table:table-cell office:value-type="float" office:value="1218.67" table:style-name="ce122">
            <text:p>1218.67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1355" table:style-name="ce147">
            <text:p>1,355</text:p>
          </table:table-cell>
          <table:table-cell office:value-type="float" office:value="1218.67" table:style-name="ce149">
            <text:p>1,218.67</text:p>
          </table:table-cell>
          <table:table-cell office:value-type="float" office:value="29981" table:content-validation-name="val2" table:style-name="ce150">
            <text:p>29,981</text:p>
          </table:table-cell>
          <table:table-cell office:value-type="float" office:value="27835.050000000003" table:content-validation-name="val2" table:style-name="ce148">
            <text:p>27,835</text:p>
          </table:table-cell>
          <table:table-cell office:value-type="currency" office:value="65323463.170000009" table:content-validation-name="val1" table:style-name="ce10">
            <text:p>£65,323,463.17</text:p>
          </table:table-cell>
          <table:table-cell office:value-type="currency" office:value="6187844.0200000051" table:content-validation-name="val1" table:style-name="ce10">
            <text:p>£6,187,844.02</text:p>
          </table:table-cell>
          <table:table-cell office:value-type="currency" office:value="-46746.2" table:content-validation-name="val1" table:style-name="ce10">
            <text:p>-£46,746.20</text:p>
          </table:table-cell>
          <table:table-cell office:value-type="currency" office:value="1155439.48" table:content-validation-name="val1" table:style-name="ce10">
            <text:p>£1,155,439.48</text:p>
          </table:table-cell>
          <table:table-cell office:value-type="currency" office:value="14723591.809999999" table:content-validation-name="val1" table:style-name="ce10">
            <text:p>£14,723,591.81</text:p>
          </table:table-cell>
          <table:table-cell office:value-type="currency" office:value="7574462.4600000009" table:content-validation-name="val1" table:style-name="ce10">
            <text:p>£7,574,462.46</text:p>
          </table:table-cell>
          <table:table-cell office:value-type="currency" office:value="94918054.74000001" table:style-name="ce11">
            <text:p>£94,918,054.74</text:p>
          </table:table-cell>
          <table:table-cell office:value-type="currency" office:value="3860526.2300000004" table:content-validation-name="val1" table:style-name="ce12">
            <text:p>£3,860,526.23</text:p>
          </table:table-cell>
          <table:table-cell office:value-type="currency" office:value="119434.04999999999" table:content-validation-name="val1" table:style-name="ce12">
            <text:p>£119,434.05</text:p>
          </table:table-cell>
          <table:table-cell office:value-type="currency" office:value="3979960.2800000003" table:style-name="ce11">
            <text:p>£3,979,960.28</text:p>
          </table:table-cell>
          <table:table-cell office:value-type="currency" office:value="98898015.020000011" table:style-name="ce13">
            <text:p>£98,898,015.02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363" table:style-name="ce37">
            <text:p>363</text:p>
          </table:table-cell>
          <table:table-cell office:value-type="float" office:value="304.2" table:style-name="ce38">
            <text:p>304.2</text:p>
          </table:table-cell>
          <table:table-cell office:value-type="float" office:value="246" table:style-name="ce49">
            <text:p>246</text:p>
          </table:table-cell>
          <table:table-cell office:value-type="float" office:value="227.7" table:style-name="ce51">
            <text:p>227.7</text:p>
          </table:table-cell>
          <table:table-cell office:value-type="float" office:value="300" table:style-name="ce87">
            <text:p>300</text:p>
          </table:table-cell>
          <table:table-cell office:value-type="float" office:value="287.14" table:style-name="ce90">
            <text:p>287.14</text:p>
          </table:table-cell>
          <table:table-cell office:value-type="float" office:value="40" table:style-name="ce93">
            <text:p>40</text:p>
          </table:table-cell>
          <table:table-cell office:value-type="float" office:value="39.61" table:style-name="ce104">
            <text:p>39.61</text:p>
          </table:table-cell>
          <table:table-cell office:value-type="float" office:value="7" table:style-name="ce107">
            <text:p>7</text:p>
          </table:table-cell>
          <table:table-cell office:value-type="float" office:value="7" table:style-name="ce109">
            <text:p>7</text:p>
          </table:table-cell>
          <table:table-cell office:value-type="float" office:value="7" table:style-name="ce70">
            <text:p>7</text:p>
          </table:table-cell>
          <table:table-cell office:value-type="float" office:value="0.87" table:style-name="ce71">
            <text:p>0.87</text:p>
          </table:table-cell>
          <table:table-cell office:value-type="float" office:value="963" table:content-validation-name="val2" table:style-name="ce59">
            <text:p>963</text:p>
          </table:table-cell>
          <table:table-cell office:value-type="float" office:value="866.52" table:content-validation-name="val2" table:style-name="ce75">
            <text:p>867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4" table:style-name="ce139">
            <text:p>4</text:p>
          </table:table-cell>
          <table:table-cell office:value-type="float" office:value="4" table:style-name="ce141">
            <text:p>4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4" table:style-name="ce151">
            <text:p>4</text:p>
          </table:table-cell>
          <table:table-cell office:value-type="float" office:value="4" table:style-name="ce153">
            <text:p>4</text:p>
          </table:table-cell>
          <table:table-cell office:value-type="float" office:value="967" table:content-validation-name="val2" table:style-name="ce157">
            <text:p>967</text:p>
          </table:table-cell>
          <table:table-cell office:value-type="float" office:value="870.52" table:content-validation-name="val2" table:style-name="ce156">
            <text:p>871</text:p>
          </table:table-cell>
          <table:table-cell office:value-type="currency" office:value="1916870.8599999924" table:content-validation-name="val1" table:style-name="ce10">
            <text:p>£1,916,870.86</text:p>
          </table:table-cell>
          <table:table-cell office:value-type="currency" office:value="18544.770000000011" table:content-validation-name="val1" table:style-name="ce10">
            <text:p>£18,544.7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8629.37999999999" table:content-validation-name="val1" table:style-name="ce10">
            <text:p>£38,629.38</text:p>
          </table:table-cell>
          <table:table-cell office:value-type="currency" office:value="391485.73000000068" table:content-validation-name="val1" table:style-name="ce10">
            <text:p>£391,485.73</text:p>
          </table:table-cell>
          <table:table-cell office:value-type="currency" office:value="180945.77999999924" table:content-validation-name="val1" table:style-name="ce10">
            <text:p>£180,945.78</text:p>
          </table:table-cell>
          <table:table-cell office:value-type="currency" office:value="2546476.5199999921" table:style-name="ce11">
            <text:p>£2,546,476.52</text:p>
          </table:table-cell>
          <table:table-cell office:value-type="currency" office:value="49788" table:content-validation-name="val1" table:style-name="ce12">
            <text:p>£49,788.00</text:p>
          </table:table-cell>
          <table:table-cell office:value-type="currency" office:value="5172" table:content-validation-name="val1" table:style-name="ce12">
            <text:p>£5,172.00</text:p>
          </table:table-cell>
          <table:table-cell office:value-type="currency" office:value="54960" table:style-name="ce11">
            <text:p>£54,960.00</text:p>
          </table:table-cell>
          <table:table-cell office:value-type="currency" office:value="2601436.5199999921" table:style-name="ce13">
            <text:p>£2,601,436.52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213" table:style-name="ce35">
            <text:p>213</text:p>
          </table:table-cell>
          <table:table-cell office:value-type="float" office:value="208.36" table:style-name="ce39">
            <text:p>208.36</text:p>
          </table:table-cell>
          <table:table-cell office:value-type="float" office:value="453" table:style-name="ce48">
            <text:p>453</text:p>
          </table:table-cell>
          <table:table-cell office:value-type="float" office:value="443.14" table:style-name="ce52">
            <text:p>443.14</text:p>
          </table:table-cell>
          <table:table-cell office:value-type="float" office:value="231" table:style-name="ce86">
            <text:p>231</text:p>
          </table:table-cell>
          <table:table-cell office:value-type="float" office:value="227.51" table:style-name="ce91">
            <text:p>227.51</text:p>
          </table:table-cell>
          <table:table-cell office:value-type="float" office:value="43" table:style-name="ce94">
            <text:p>43</text:p>
          </table:table-cell>
          <table:table-cell office:value-type="float" office:value="43" table:style-name="ce111">
            <text:p>43</text:p>
          </table:table-cell>
          <table:table-cell office:value-type="float" office:value="6" table:style-name="ce113">
            <text:p>6</text:p>
          </table:table-cell>
          <table:table-cell office:value-type="float" office:value="6" table:style-name="ce114">
            <text:p>6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946" table:content-validation-name="val2" table:style-name="ce59">
            <text:p>946</text:p>
          </table:table-cell>
          <table:table-cell office:value-type="float" office:value="928.01" table:content-validation-name="val2" table:style-name="ce61">
            <text:p>928</text:p>
          </table:table-cell>
          <table:table-cell office:value-type="float" office:value="83" table:style-name="ce65">
            <text:p>83</text:p>
          </table:table-cell>
          <table:table-cell office:value-type="float" office:value="82.7" table:style-name="ce79">
            <text:p>82.7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5" table:style-name="ce132">
            <text:p>5</text:p>
          </table:table-cell>
          <table:table-cell office:value-type="float" office:value="5" table:style-name="ce163">
            <text:p>5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88" table:style-name="ce151">
            <text:p>88</text:p>
          </table:table-cell>
          <table:table-cell office:value-type="float" office:value="87.7" table:style-name="ce154">
            <text:p>87.70</text:p>
          </table:table-cell>
          <table:table-cell office:value-type="float" office:value="1034" table:content-validation-name="val2" table:style-name="ce157">
            <text:p>1,034</text:p>
          </table:table-cell>
          <table:table-cell office:value-type="float" office:value="1015.71" table:content-validation-name="val2" table:style-name="ce158">
            <text:p>1,016</text:p>
          </table:table-cell>
          <table:table-cell office:value-type="currency" office:value="2661309.2999999998" table:content-validation-name="val1" table:style-name="ce10">
            <text:p>£2,661,309.30</text:p>
          </table:table-cell>
          <table:table-cell office:value-type="currency" office:value="125488.81999999999" table:content-validation-name="val1" table:style-name="ce10">
            <text:p>£125,488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454" table:content-validation-name="val1" table:style-name="ce10">
            <text:p>£454.00</text:p>
          </table:table-cell>
          <table:table-cell office:value-type="currency" office:value="552664.80000000005" table:content-validation-name="val1" table:style-name="ce10">
            <text:p>£552,664.80</text:p>
          </table:table-cell>
          <table:table-cell office:value-type="currency" office:value="303254" table:content-validation-name="val1" table:style-name="ce10">
            <text:p>£303,254.00</text:p>
          </table:table-cell>
          <table:table-cell office:value-type="currency" office:value="3643170.92" table:style-name="ce11">
            <text:p>£3,643,170.92</text:p>
          </table:table-cell>
          <table:table-cell office:value-type="currency" office:value="180706" table:content-validation-name="val1" table:style-name="ce12">
            <text:p>£180,70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80706" table:style-name="ce11">
            <text:p>£180,706.00</text:p>
          </table:table-cell>
          <table:table-cell office:value-type="currency" office:value="3823876.92" table:style-name="ce13">
            <text:p>£3,823,876.92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8" table:style-name="ce30">
            <text:p>8</text:p>
          </table:table-cell>
          <table:table-cell office:value-type="float" office:value="6.17" table:style-name="ce33">
            <text:p>6.17</text:p>
          </table:table-cell>
          <table:table-cell office:value-type="float" office:value="7" table:style-name="ce43">
            <text:p>7</text:p>
          </table:table-cell>
          <table:table-cell office:value-type="float" office:value="6.4" table:style-name="ce46">
            <text:p>6.4</text:p>
          </table:table-cell>
          <table:table-cell office:value-type="float" office:value="39" table:style-name="ce96">
            <text:p>39</text:p>
          </table:table-cell>
          <table:table-cell office:value-type="float" office:value="38.799999999999997" table:style-name="ce99">
            <text:p>38.8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110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.8" table:style-name="ce115">
            <text:p>0.8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6" table:content-validation-name="val2" table:style-name="ce59">
            <text:p>56</text:p>
          </table:table-cell>
          <table:table-cell office:value-type="float" office:value="53.169999999999995" table:content-validation-name="val2" table:style-name="ce63">
            <text:p>53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56" table:content-validation-name="val2" table:style-name="ce157">
            <text:p>56</text:p>
          </table:table-cell>
          <table:table-cell office:value-type="float" office:value="53.169999999999995" table:content-validation-name="val2" table:style-name="ce159">
            <text:p>53</text:p>
          </table:table-cell>
          <table:table-cell office:value-type="currency" office:value="154772.04" table:content-validation-name="val1" table:style-name="ce10">
            <text:p>£154,772.04</text:p>
          </table:table-cell>
          <table:table-cell office:value-type="currency" office:value="2244.94" table:content-validation-name="val1" table:style-name="ce10">
            <text:p>£2,244.94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1919.82" table:content-validation-name="val1" table:style-name="ce10">
            <text:p>£31,919.82</text:p>
          </table:table-cell>
          <table:table-cell office:value-type="currency" office:value="16507.080000000002" table:content-validation-name="val1" table:style-name="ce10">
            <text:p>£16,507.08</text:p>
          </table:table-cell>
          <table:table-cell office:value-type="currency" office:value="205443.88" table:style-name="ce11">
            <text:p>£205,443.8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5443.88" table:style-name="ce13">
            <text:p>£205,443.8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0" table:style-name="ce29">
            <text:p>60</text:p>
          </table:table-cell>
          <table:table-cell office:value-type="float" office:value="58.57" table:style-name="ce32">
            <text:p>58.57</text:p>
          </table:table-cell>
          <table:table-cell office:value-type="float" office:value="73" table:style-name="ce42">
            <text:p>73</text:p>
          </table:table-cell>
          <table:table-cell office:value-type="float" office:value="72.75" table:style-name="ce44">
            <text:p>72.75</text:p>
          </table:table-cell>
          <table:table-cell office:value-type="float" office:value="66" table:style-name="ce95">
            <text:p>66</text:p>
          </table:table-cell>
          <table:table-cell office:value-type="float" office:value="63.29" table:style-name="ce97">
            <text:p>63.29</text:p>
          </table:table-cell>
          <table:table-cell office:value-type="float" office:value="15" table:style-name="ce102">
            <text:p>15</text:p>
          </table:table-cell>
          <table:table-cell office:value-type="float" office:value="15" table:style-name="ce116">
            <text:p>15</text:p>
          </table:table-cell>
          <table:table-cell office:value-type="float" office:value="4" table:style-name="ce119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1.28" table:style-name="ce55">
            <text:p>1.28</text:p>
          </table:table-cell>
          <table:table-cell office:value-type="float" office:value="224" table:content-validation-name="val2" table:style-name="ce59">
            <text:p>224</text:p>
          </table:table-cell>
          <table:table-cell office:value-type="float" office:value="214.89" table:content-validation-name="val2" table:style-name="ce58">
            <text:p>215</text:p>
          </table:table-cell>
          <table:table-cell office:value-type="float" office:value="5" table:style-name="ce68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133">
            <text:p>2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7" table:style-name="ce151">
            <text:p>7</text:p>
          </table:table-cell>
          <table:table-cell office:value-type="float" office:value="7" table:style-name="ce152">
            <text:p>7.00</text:p>
          </table:table-cell>
          <table:table-cell office:value-type="float" office:value="231" table:content-validation-name="val2" table:style-name="ce157">
            <text:p>231</text:p>
          </table:table-cell>
          <table:table-cell office:value-type="float" office:value="221.89" table:content-validation-name="val2" table:style-name="ce160">
            <text:p>222</text:p>
          </table:table-cell>
          <table:table-cell office:value-type="currency" office:value="611045.32999999996" table:content-validation-name="val1" table:style-name="ce10">
            <text:p>£611,045.33</text:p>
          </table:table-cell>
          <table:table-cell office:value-type="currency" office:value="69484.509999999995" table:content-validation-name="val1" table:style-name="ce10">
            <text:p>£69,484.51</text:p>
          </table:table-cell>
          <table:table-cell office:value-type="currency" office:value="7800" table:content-validation-name="val1" table:style-name="ce10">
            <text:p>£7,800.00</text:p>
          </table:table-cell>
          <table:table-cell office:value-type="currency" office:value="20700.61" table:content-validation-name="val1" table:style-name="ce10">
            <text:p>£20,700.61</text:p>
          </table:table-cell>
          <table:table-cell office:value-type="currency" office:value="17565.009999999998" table:content-validation-name="val1" table:style-name="ce10">
            <text:p>£17,565.01</text:p>
          </table:table-cell>
          <table:table-cell office:value-type="currency" office:value="76910.58" table:content-validation-name="val1" table:style-name="ce10">
            <text:p>£76,910.58</text:p>
          </table:table-cell>
          <table:table-cell office:value-type="currency" office:value="803506.03999999992" table:style-name="ce11">
            <text:p>£803,506.04</text:p>
          </table:table-cell>
          <table:table-cell office:value-type="currency" office:value="32697.4" table:content-validation-name="val1" table:style-name="ce12">
            <text:p>£32,697.4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2697.4" table:style-name="ce11">
            <text:p>£32,697.40</text:p>
          </table:table-cell>
          <table:table-cell office:value-type="currency" office:value="836203.44" table:style-name="ce13">
            <text:p>£836,203.44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6" table:style-name="ce31">
            <text:p>6</text:p>
          </table:table-cell>
          <table:table-cell office:value-type="float" office:value="6" table:style-name="ce34">
            <text:p>6</text:p>
          </table:table-cell>
          <table:table-cell office:value-type="float" office:value="9" table:style-name="ce41">
            <text:p>9</text:p>
          </table:table-cell>
          <table:table-cell office:value-type="float" office:value="7.66" table:style-name="ce45">
            <text:p>7.66</text:p>
          </table:table-cell>
          <table:table-cell office:value-type="float" office:value="56" table:style-name="ce100">
            <text:p>56</text:p>
          </table:table-cell>
          <table:table-cell office:value-type="float" office:value="54.71" table:style-name="ce98">
            <text:p>54.71</text:p>
          </table:table-cell>
          <table:table-cell office:value-type="float" office:value="4" table:style-name="ce103">
            <text:p>4</text:p>
          </table:table-cell>
          <table:table-cell office:value-type="float" office:value="3.59" table:style-name="ce117">
            <text:p>3.59</text:p>
          </table:table-cell>
          <table:table-cell office:value-type="float" office:value="1" table:style-name="ce118">
            <text:p>1</text:p>
          </table:table-cell>
          <table:table-cell office:value-type="float" office:value="1" table:style-name="ce121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6">
            <text:p>0</text:p>
          </table:table-cell>
          <table:table-cell office:value-type="float" office:value="76" table:content-validation-name="val2" table:style-name="ce57">
            <text:p>76</text:p>
          </table:table-cell>
          <table:table-cell office:value-type="float" office:value="72.960000000000008" table:content-validation-name="val2" table:style-name="ce57">
            <text:p>73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3" table:style-name="ce135">
            <text:p>3</text:p>
          </table:table-cell>
          <table:table-cell office:value-type="float" office:value="2.08" table:style-name="ce137">
            <text:p>2.08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1">
            <text:p>0</text:p>
          </table:table-cell>
          <table:table-cell office:value-type="float" office:value="4" table:style-name="ce173">
            <text:p>4</text:p>
          </table:table-cell>
          <table:table-cell office:value-type="float" office:value="3.08" table:style-name="ce172">
            <text:p>3.1</text:p>
          </table:table-cell>
          <table:table-cell office:value-type="float" office:value="80" table:content-validation-name="val2" table:style-name="ce161">
            <text:p>80</text:p>
          </table:table-cell>
          <table:table-cell office:value-type="float" office:value="76.040000000000006" table:content-validation-name="val2" table:style-name="ce161">
            <text:p>76</text:p>
          </table:table-cell>
          <table:table-cell office:value-type="currency" office:value="186334.38" table:content-validation-name="val1" table:style-name="ce10">
            <text:p>£186,334.38</text:p>
          </table:table-cell>
          <table:table-cell office:value-type="currency" office:value="8345.74" table:content-validation-name="val1" table:style-name="ce10">
            <text:p>£8,345.74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8486.230000000003" table:content-validation-name="val1" table:style-name="ce10">
            <text:p>£38,486.23</text:p>
          </table:table-cell>
          <table:table-cell office:value-type="currency" office:value="20969.86" table:content-validation-name="val1" table:style-name="ce10">
            <text:p>£20,969.86</text:p>
          </table:table-cell>
          <table:table-cell office:value-type="currency" office:value="254136.21000000002" table:style-name="ce11">
            <text:p>£254,136.21</text:p>
          </table:table-cell>
          <table:table-cell office:value-type="currency" office:value="3304.08" table:content-validation-name="val1" table:style-name="ce12">
            <text:p>£3,304.08</text:p>
          </table:table-cell>
          <table:table-cell office:value-type="currency" office:value="15674.36" table:content-validation-name="val1" table:style-name="ce12">
            <text:p>£15,674.36</text:p>
          </table:table-cell>
          <table:table-cell office:value-type="currency" office:value="18978.440000000002" table:style-name="ce11">
            <text:p>£18,978.44</text:p>
          </table:table-cell>
          <table:table-cell office:value-type="currency" office:value="273114.65000000002" table:style-name="ce13">
            <text:p>£273,114.65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Raji Mathew John</dc:creator>
    <meta:creation-date>2012-07-18T14:50:11Z</meta:creation-date>
    <dc:date>2017-05-26T08:21:40Z</dc:date>
  </office:meta>
</office:document-meta>
</file>